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8" style:family="table-cell" style:parent-style-name="Default" style:data-style-name="N37">
      <style:table-cell-properties fo:border-top="none" fo:border-bottom="none" fo:border-left="thin solid #000000" fo:border-right="thin solid #000000" style:vertical-align="middle" fo:wrap-option="wrap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6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0" style:family="table-cell" style:parent-style-name="Comma" style:data-style-name="N3">
      <style:table-cell-properties fo:border-top="thin double #000000" fo:border-bottom="none" fo:border-left="none" fo:border-right="none" style:vertical-align="automatic" fo:background-color="#FFFFFF"/>
    </style:style>
    <style:style style:name="ce71" style:family="table-cell" style:parent-style-name="Comma" style:data-style-name="N3">
      <style:table-cell-properties fo:border-top="thin double #000000" fo:border-bottom="none" fo:border-left="thin solid #000000" fo:border-right="thin solid #000000" style:vertical-align="automatic" fo:background-color="#FFFFFF"/>
    </style:style>
    <style:style style:name="ce72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thin double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thin double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84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fo:background-color="#FFFFFF"/>
    </style:style>
    <style:style style:name="ce87" style:family="table-cell" style:parent-style-name="Default" style:data-style-name="N0">
      <style:table-cell-properties fo:background-color="#FFFFFF"/>
    </style:style>
    <style:style style:name="ce8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1" style:family="table-cell" style:parent-style-name="Excel_32_Built-in_32_Comma" style:data-style-name="N42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71979166666667cm" style:use-optimal-column-width="true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1" table:default-cell-style-name="ce1"/>
        <table:table-column table:style-name="co8" table:number-columns-repeated="3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82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301" table:number-columns-spanned="2" table:number-rows-spanned="1" table:style-name="ce83">
            <text:p>5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82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8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82">
            <text:p>Activos por impuesto corriente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85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82">
            <text:p>Análisis variaciones de grupo contable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84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82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86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87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88">
            <text:p>Código</text:p>
          </table:table-cell>
          <table:table-cell office:value-type="string" table:number-columns-spanned="1" table:number-rows-spanned="2" table:style-name="ce89">
            <text:p>Cuenta</text:p>
          </table:table-cell>
          <table:table-cell office:value-type="string" table:number-columns-spanned="1" table:number-rows-spanned="2" table:style-name="ce89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90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88">
            <text:p>Código</text:p>
          </table:table-cell>
          <table:table-cell office:value-type="string" table:number-columns-spanned="1" table:number-rows-spanned="2" table:style-name="ce89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91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8-31T00:00:00" table:style-name="ce9">
            <text:p>31-Aug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</text:p>
          </table:table-cell>
          <table:table-cell office:value-type="string" table:style-name="ce21">
            <text:p>Activo por impuesto corriente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office:value-type="string" table:style-name="ce27">
            <text:p>1.1.5</text:p>
          </table:table-cell>
          <table:table-cell office:value-type="string" table:style-name="ce28">
            <text:p>Activo por impuesto corrientes</text:p>
          </table:table-cell>
          <table:table-cell table:style-name="ce29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1.1</text:p>
          </table:table-cell>
          <table:table-cell office:value-type="string" table:style-name="ce31">
            <text:p>IVA sobre compras</text:p>
          </table:table-cell>
          <table:table-cell table:style-name="ce22"/>
          <table:table-cell office:value-type="float" office:value="20254.72" table:style-name="ce23">
            <text:p>20,255</text:p>
          </table:table-cell>
          <table:table-cell table:style-name="ce24"/>
          <table:table-cell table:style-name="ce25"/>
          <table:table-cell office:value-type="float" office:value="20254.72" table:formula="of:=[.D11]+[.E11]-[.F11]" table:style-name="ce26">
            <text:p>20,255</text:p>
          </table:table-cell>
          <table:table-cell office:value-type="string" table:style-name="ce32">
            <text:p>1.1.5.1.1</text:p>
          </table:table-cell>
          <table:table-cell office:value-type="string" table:style-name="ce33">
            <text:p>IVA sobre compras</text:p>
          </table:table-cell>
          <table:table-cell office:value-type="float" office:value="112107" table:style-name="ce29">
            <text:p>112,107</text:p>
          </table:table-cell>
          <table:table-cell office:value-type="float" office:value="-91852.28" table:formula="of:=+[.G11]-[.J11]" table:style-name="ce30">
            <text:p>-91,85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number-columns-repeated="2" table:style-name="ce33"/>
          <table:table-cell table:style-name="ce29"/>
          <table:table-cell office:value-type="float" office:value="0" table:formula="of:=+[.G12]-[.J12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2.3</text:p>
          </table:table-cell>
          <table:table-cell office:value-type="string" table:style-name="ce31">
            <text:p>100% Retencion IVA</text:p>
          </table:table-cell>
          <table:table-cell table:style-name="ce22"/>
          <table:table-cell office:value-type="float" office:value="117.33" table:style-name="ce23">
            <text:p>117</text:p>
          </table:table-cell>
          <table:table-cell table:style-name="ce24"/>
          <table:table-cell table:style-name="ce25"/>
          <table:table-cell office:value-type="float" office:value="117.33" table:formula="of:=[.D13]+[.E13]-[.F13]" table:style-name="ce26">
            <text:p>117</text:p>
          </table:table-cell>
          <table:table-cell office:value-type="string" table:style-name="ce33">
            <text:p>1.1.5.2.3</text:p>
          </table:table-cell>
          <table:table-cell office:value-type="string" table:style-name="ce33">
            <text:p>100% Retencion IVA</text:p>
          </table:table-cell>
          <table:table-cell office:value-type="float" office:value="0" table:style-name="ce29">
            <text:p>0</text:p>
          </table:table-cell>
          <table:table-cell office:value-type="float" office:value="117.33" table:formula="of:=+[.G13]-[.J13]" table:style-name="ce30">
            <text:p>11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2.2</text:p>
          </table:table-cell>
          <table:table-cell office:value-type="string" table:style-name="ce31">
            <text:p>70% Retencion IVA</text:p>
          </table:table-cell>
          <table:table-cell table:style-name="ce22"/>
          <table:table-cell office:value-type="float" office:value="18759.22" table:style-name="ce23">
            <text:p>18,759</text:p>
          </table:table-cell>
          <table:table-cell table:style-name="ce24"/>
          <table:table-cell table:style-name="ce25"/>
          <table:table-cell office:value-type="float" office:value="18759.22" table:formula="of:=[.D14]+[.E14]-[.F14]" table:style-name="ce26">
            <text:p>18,759</text:p>
          </table:table-cell>
          <table:table-cell office:value-type="string" table:style-name="ce33">
            <text:p>1.1.5.2.2</text:p>
          </table:table-cell>
          <table:table-cell office:value-type="string" table:style-name="ce34">
            <text:p>70% Retencion IVA</text:p>
          </table:table-cell>
          <table:table-cell office:value-type="float" office:value="105141" table:style-name="ce29">
            <text:p>105,141</text:p>
          </table:table-cell>
          <table:table-cell office:value-type="float" office:value="-86381.78" table:formula="of:=+[.G14]-[.J14]" table:style-name="ce30">
            <text:p>-86,38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2.6</text:p>
          </table:table-cell>
          <table:table-cell office:value-type="string" table:style-name="ce31">
            <text:p>20% Retencion IVA</text:p>
          </table:table-cell>
          <table:table-cell table:style-name="ce22"/>
          <table:table-cell office:value-type="float" office:value="0" table:style-name="ce23">
            <text:p>0</text:p>
          </table:table-cell>
          <table:table-cell table:style-name="ce24"/>
          <table:table-cell table:style-name="ce25"/>
          <table:table-cell office:value-type="float" office:value="0" table:formula="of:=[.D15]+[.E15]-[.F15]" table:style-name="ce26">
            <text:p>0</text:p>
          </table:table-cell>
          <table:table-cell office:value-type="string" table:style-name="ce32">
            <text:p>1.1.5.2.6</text:p>
          </table:table-cell>
          <table:table-cell office:value-type="string" table:style-name="ce35">
            <text:p>20% Retencion IVA</text:p>
          </table:table-cell>
          <table:table-cell office:value-type="float" office:value="73" table:style-name="ce29">
            <text:p>73</text:p>
          </table:table-cell>
          <table:table-cell office:value-type="float" office:value="-73" table:formula="of:=+[.G15]-[.J15]" table:style-name="ce30">
            <text:p>-7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6"/>
          <table:table-cell table:style-name="ce35"/>
          <table:table-cell office:value-type="float" office:value="0" table:style-name="ce29">
            <text:p>0</text:p>
          </table:table-cell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2.9</text:p>
          </table:table-cell>
          <table:table-cell office:value-type="string" table:style-name="ce31">
            <text:p>Credito tributario IVA</text:p>
          </table:table-cell>
          <table:table-cell table:style-name="ce37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table:style-name="ce26"/>
          <table:table-cell office:value-type="string" table:style-name="ce38">
            <text:p>1.1.5.2.9</text:p>
          </table:table-cell>
          <table:table-cell office:value-type="string" table:style-name="ce39">
            <text:p>Credito tributario IVA</text:p>
          </table:table-cell>
          <table:table-cell office:value-type="float" office:value="-150270" table:style-name="ce25">
            <text:p>-150,270</text:p>
          </table:table-cell>
          <table:table-cell office:value-type="float" office:value="150270" table:formula="of:=+[.G17]-[.J17]" table:style-name="ce30">
            <text:p>150,27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2.10</text:p>
          </table:table-cell>
          <table:table-cell office:value-type="string" table:style-name="ce31">
            <text:p>70% Servicios</text:p>
          </table:table-cell>
          <table:table-cell table:style-name="ce37"/>
          <table:table-cell office:value-type="float" office:value="67180.75" table:style-name="ce25">
            <text:p>67,181</text:p>
          </table:table-cell>
          <table:table-cell table:style-name="ce24"/>
          <table:table-cell table:style-name="ce25"/>
          <table:table-cell office:value-type="float" office:value="67180.75" table:formula="of:=[.D18]+[.E18]-[.F18]" table:style-name="ce26">
            <text:p>67,181</text:p>
          </table:table-cell>
          <table:table-cell office:value-type="string" table:style-name="ce36">
            <text:p>1.1.5.2.10</text:p>
          </table:table-cell>
          <table:table-cell office:value-type="string" table:style-name="ce36">
            <text:p>70% Servicios</text:p>
          </table:table-cell>
          <table:table-cell office:value-type="float" office:value="56543" table:style-name="ce25">
            <text:p>56,543</text:p>
          </table:table-cell>
          <table:table-cell office:value-type="float" office:value="10637.75" table:formula="of:=+[.G18]-[.J18]" table:style-name="ce30">
            <text:p>10,63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1"/>
          <table:table-cell table:style-name="ce37"/>
          <table:table-cell table:style-name="ce25"/>
          <table:table-cell table:style-name="ce24"/>
          <table:table-cell table:style-name="ce25"/>
          <table:table-cell table:style-name="ce26"/>
          <table:table-cell table:number-columns-repeated="2" table:style-name="ce33"/>
          <table:table-cell table:style-name="ce25"/>
          <table:table-cell office:value-type="float" office:value="0" table:formula="of:=+[.G19]-[.J19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3.1</text:p>
          </table:table-cell>
          <table:table-cell office:value-type="string" table:style-name="ce31">
            <text:p>1% Bienes Muebles de Naturaleza Corporal</text:p>
          </table:table-cell>
          <table:table-cell table:style-name="ce37"/>
          <table:table-cell office:value-type="float" office:value="2291.4499999999998" table:style-name="ce25">
            <text:p>2,291</text:p>
          </table:table-cell>
          <table:table-cell table:style-name="ce24"/>
          <table:table-cell table:style-name="ce25"/>
          <table:table-cell office:value-type="float" office:value="2291.4499999999998" table:formula="of:=[.D20]+[.E20]-[.F20]" table:style-name="ce26">
            <text:p>2,291</text:p>
          </table:table-cell>
          <table:table-cell office:value-type="string" table:style-name="ce33">
            <text:p>1.1.5.3.1</text:p>
          </table:table-cell>
          <table:table-cell office:value-type="string" table:style-name="ce33">
            <text:p>1% Bienes Muebles de Naturaleza Corporal</text:p>
          </table:table-cell>
          <table:table-cell office:value-type="float" office:value="9793" table:style-name="ce25">
            <text:p>9,793</text:p>
          </table:table-cell>
          <table:table-cell office:value-type="float" office:value="-7501.55" table:formula="of:=+[.G20]-[.J20]" table:style-name="ce30">
            <text:p>-7,50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3.2</text:p>
          </table:table-cell>
          <table:table-cell office:value-type="string" table:style-name="ce31">
            <text:p>Retencion 2% servicios</text:p>
          </table:table-cell>
          <table:table-cell table:style-name="ce37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table:style-name="ce26"/>
          <table:table-cell office:value-type="string" table:style-name="ce33">
            <text:p>1.1.5.3.2</text:p>
          </table:table-cell>
          <table:table-cell office:value-type="string" table:style-name="ce33">
            <text:p>Retencion 2% servicios</text:p>
          </table:table-cell>
          <table:table-cell office:value-type="float" office:value="1813" table:style-name="ce25">
            <text:p>1,813</text:p>
          </table:table-cell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3.8</text:p>
          </table:table-cell>
          <table:table-cell office:value-type="string" table:style-name="ce31">
            <text:p>2.75% Servicios</text:p>
          </table:table-cell>
          <table:table-cell table:style-name="ce37"/>
          <table:table-cell office:value-type="float" office:value="2281.1799999999998" table:style-name="ce25">
            <text:p>2,281</text:p>
          </table:table-cell>
          <table:table-cell table:style-name="ce24"/>
          <table:table-cell table:style-name="ce25"/>
          <table:table-cell office:value-type="float" office:value="2281.1799999999998" table:formula="of:=[.D22]+[.E22]-[.F22]" table:style-name="ce26">
            <text:p>2,281</text:p>
          </table:table-cell>
          <table:table-cell office:value-type="string" table:style-name="ce33">
            <text:p>1.1.5.3.8</text:p>
          </table:table-cell>
          <table:table-cell office:value-type="string" table:style-name="ce33">
            <text:p>2.75% Servicios</text:p>
          </table:table-cell>
          <table:table-cell office:value-type="float" office:value="8152" table:style-name="ce25">
            <text:p>8,152</text:p>
          </table:table-cell>
          <table:table-cell office:value-type="float" office:value="-5870.82" table:formula="of:=+[.G22]-[.J22]" table:style-name="ce30">
            <text:p>-5,87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3.9</text:p>
          </table:table-cell>
          <table:table-cell office:value-type="string" table:style-name="ce31">
            <text:p>1.75% Bienes muebles de naturaleza Corporal</text:p>
          </table:table-cell>
          <table:table-cell table:style-name="ce37"/>
          <table:table-cell office:value-type="float" office:value="182.18" table:style-name="ce25">
            <text:p>182</text:p>
          </table:table-cell>
          <table:table-cell table:style-name="ce24"/>
          <table:table-cell table:style-name="ce25"/>
          <table:table-cell office:value-type="float" office:value="182.18" table:formula="of:=[.D23]+[.E23]-[.F23]" table:style-name="ce26">
            <text:p>182</text:p>
          </table:table-cell>
          <table:table-cell office:value-type="string" table:style-name="ce33">
            <text:p>1.1.5.3.9</text:p>
          </table:table-cell>
          <table:table-cell office:value-type="string" table:style-name="ce33">
            <text:p>1.75% Bienes muebles de naturaleza Corporal</text:p>
          </table:table-cell>
          <table:table-cell office:value-type="float" office:value="0" table:style-name="ce25">
            <text:p>0</text:p>
          </table:table-cell>
          <table:table-cell office:value-type="float" office:value="182.18" table:formula="of:=+[.G23]-[.J23]" table:style-name="ce30">
            <text:p>18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5.4.3</text:p>
          </table:table-cell>
          <table:table-cell office:value-type="string" table:style-name="ce31">
            <text:p>Credito Tributario Imp. Rta. Cia. (2020)</text:p>
          </table:table-cell>
          <table:table-cell table:style-name="ce37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office:value-type="float" office:value="0" table:formula="of:=[.D24]+[.E24]-[.F24]" table:style-name="ce26">
            <text:p>0</text:p>
          </table:table-cell>
          <table:table-cell office:value-type="string" table:style-name="ce33">
            <text:p>1.1.5.4.3</text:p>
          </table:table-cell>
          <table:table-cell office:value-type="string" table:style-name="ce33">
            <text:p>Credito Tributario Imp. Rta. Cia. (2019)</text:p>
          </table:table-cell>
          <table:table-cell office:value-type="float" office:value="34918" table:style-name="ce25">
            <text:p>34,918</text:p>
          </table:table-cell>
          <table:table-cell office:value-type="float" office:value="-34918" table:formula="of:=+[.G24]-[.J24]" table:style-name="ce30">
            <text:p>-34,91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31"/>
          <table:table-cell table:style-name="ce37"/>
          <table:table-cell table:style-name="ce25"/>
          <table:table-cell table:style-name="ce24"/>
          <table:table-cell table:style-name="ce25"/>
          <table:table-cell office:value-type="float" office:value="0" table:formula="of:=[.D25]+[.E25]-[.F25]" table:style-name="ce26">
            <text:p>0</text:p>
          </table:table-cell>
          <table:table-cell table:number-columns-repeated="2" table:style-name="ce33"/>
          <table:table-cell table:style-name="ce25"/>
          <table:table-cell office:value-type="float" office:value="0" table:formula="of:=+[.G25]-[.J25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31">
            <text:p>Impuesto a la Renta Causado Ejercicio 2021</text:p>
          </table:table-cell>
          <table:table-cell table:style-name="ce37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office:value-type="float" office:value="0" table:formula="of:=[.D26]+[.E26]-[.F26]" table:style-name="ce26">
            <text:p>0</text:p>
          </table:table-cell>
          <table:table-cell table:style-name="ce33"/>
          <table:table-cell office:value-type="string" table:style-name="ce33">
            <text:p>Impuesto a la Renta Causado Ejercicio 2020</text:p>
          </table:table-cell>
          <table:table-cell office:value-type="float" office:value="-1520" table:style-name="ce25">
            <text:p>-1,520</text:p>
          </table:table-cell>
          <table:table-cell office:value-type="float" office:value="1520" table:formula="of:=+[.G26]-[.J26]" table:style-name="ce30">
            <text:p>1,52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40"/>
          <table:table-cell table:number-columns-repeated="2" table:style-name="ce37"/>
          <table:table-cell table:style-name="ce25"/>
          <table:table-cell table:style-name="ce24"/>
          <table:table-cell table:style-name="ce25"/>
          <table:table-cell table:style-name="ce26"/>
          <table:table-cell table:style-name="ce41"/>
          <table:table-cell table:style-name="ce31"/>
          <table:table-cell table:style-name="ce25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42"/>
          <table:table-cell table:number-columns-repeated="2" table:style-name="ce43"/>
          <table:table-cell table:number-columns-repeated="3"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50"/>
          <table:table-cell office:value-type="string" table:style-name="ce51">
            <text:p>Total</text:p>
          </table:table-cell>
          <table:table-cell table:style-name="ce51"/>
          <table:table-cell office:value-type="float" office:value="111066.82999999999" table:formula="of:=SUM([.D9:.D28])" table:style-name="ce52">
            <text:p>111,067</text:p>
          </table:table-cell>
          <table:table-cell office:value-type="float" office:value="0" table:formula="of:=SUM([.E9:.E28])" table:style-name="ce52">
            <text:p>0</text:p>
          </table:table-cell>
          <table:table-cell office:value-type="float" office:value="0" table:formula="of:=SUM([.F9:.F28])" table:style-name="ce52">
            <text:p>0</text:p>
          </table:table-cell>
          <table:table-cell office:value-type="float" office:value="111066.82999999999" table:formula="of:=SUM([.G9:.G28])" table:style-name="ce52">
            <text:p>111,067</text:p>
          </table:table-cell>
          <table:table-cell table:number-columns-repeated="2" table:style-name="ce50"/>
          <table:table-cell office:value-type="float" office:value="176750" table:formula="of:=SUM([.J9:.J28])" table:style-name="ce52">
            <text:p>176,750</text:p>
          </table:table-cell>
          <table:table-cell office:value-type="float" office:value="-63870.169999999984" table:formula="of:=SUM([.K9:.K28])" table:style-name="ce53">
            <text:p>-63,870</text:p>
          </table:table-cell>
          <table:table-cell table:style-name="ce54"/>
          <table:table-cell table:number-columns-repeated="16372" table:style-name="ce55"/>
        </table:table-row>
        <table:table-row table:style-name="ro2">
          <table:table-cell table:number-columns-repeated="12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number-columns-repeated="2" table:style-name="ce56"/>
          <table:table-cell office:value-type="string" table:style-name="ce57">
            <text:p>Saldo al</text:p>
          </table:table-cell>
          <table:table-cell office:value-type="string" table:style-name="ce5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office:value-type="string" table:style-name="ce59">
            <text:p>Nota a los estados financieros:</text:p>
          </table:table-cell>
          <table:table-cell table:style-name="ce59"/>
          <table:table-cell office:value-type="date" office:date-value="2021-12-31T00:00:00" table:style-name="ce60">
            <text:p>31/12/2021</text:p>
          </table:table-cell>
          <table:table-cell office:value-type="date" office:date-value="2020-12-31T00:00:00" table:style-name="ce6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table:style-name="ce5"/>
          <table:table-cell table:style-name="ce62"/>
          <table:table-cell table:style-name="ce63"/>
          <table:table-cell table:style-name="ce64"/>
          <table:table-cell table:style-name="ce65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66">
            <text:p>Crédito tributario por IVA</text:p>
          </table:table-cell>
          <table:table-cell table:style-name="ce67"/>
          <table:table-cell office:value-type="float" office:value="106312.02" table:formula="of:=SUM([.G10:.G19])" table:style-name="ce68">
            <text:p>106,312</text:p>
          </table:table-cell>
          <table:table-cell office:value-type="float" office:value="123594" table:formula="of:=SUM([.J10:.J19])" table:style-name="ce68">
            <text:p>123,594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66">
            <text:p>Crédito tributario por impuesto a la renta</text:p>
          </table:table-cell>
          <table:table-cell table:style-name="ce67"/>
          <table:table-cell office:value-type="float" office:value="0" table:formula="of:=[.G24]" table:style-name="ce68">
            <text:p>0</text:p>
          </table:table-cell>
          <table:table-cell office:value-type="float" office:value="34918" table:formula="of:=[.J24]" table:style-name="ce68">
            <text:p>34,918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66">
            <text:p>Retenciones</text:p>
          </table:table-cell>
          <table:table-cell table:style-name="ce67"/>
          <table:table-cell office:value-type="float" office:value="4754.8099999999995" table:formula="of:=SUM([.G20:.G23])" table:style-name="ce68">
            <text:p>4,755</text:p>
          </table:table-cell>
          <table:table-cell office:value-type="float" office:value="19758" table:formula="of:=SUM([.J20:.J23])" table:style-name="ce68">
            <text:p>19,758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table:style-name="ce66"/>
          <table:table-cell table:style-name="ce67"/>
          <table:table-cell table:number-columns-repeated="2" table:style-name="ce68"/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69">
            <text:p>Total</text:p>
          </table:table-cell>
          <table:table-cell table:style-name="ce67"/>
          <table:table-cell table:style-name="ce70"/>
          <table:table-cell table:style-name="ce71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style-name="ce66"/>
          <table:table-cell table:style-name="ce67"/>
          <table:table-cell table:number-columns-repeated="2" table:style-name="ce68"/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66">
            <text:p>Impuesto a la Renta Ejercicio 2020</text:p>
          </table:table-cell>
          <table:table-cell table:style-name="ce67"/>
          <table:table-cell office:value-type="float" office:value="0" table:formula="of:=[.G26]" table:style-name="ce72">
            <text:p>0</text:p>
          </table:table-cell>
          <table:table-cell office:value-type="float" office:value="-1520" table:formula="of:=[.J26]" table:style-name="ce72">
            <text:p>-1,520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73">
            <text:p>Total</text:p>
          </table:table-cell>
          <table:table-cell table:style-name="ce73"/>
          <table:table-cell office:value-type="float" office:value="111066.83" table:formula="of:=+SUM([.D34:.D40])" table:style-name="ce74">
            <text:p>111,067</text:p>
          </table:table-cell>
          <table:table-cell office:value-type="float" office:value="176750" table:formula="of:=+SUM([.E34:.E40])" table:style-name="ce75">
            <text:p>176,750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office:value-type="string" table:style-name="ce76">
            <text:p>Fuente:</text:p>
          </table:table-cell>
          <table:table-cell table:number-columns-repeated="9" table:style-name="ce77"/>
          <table:table-cell table:style-name="ce78"/>
          <table:table-cell table:style-name="ce5"/>
          <table:table-cell table:number-columns-repeated="16372"/>
        </table:table-row>
        <table:table-row table:style-name="ro2">
          <table:table-cell office:value-type="string" table:style-name="ce79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style-name="ro2">
          <table:table-cell office:value-type="string" table:style-name="ce79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style-name="ro2">
          <table:table-cell table:style-name="ce79"/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style-name="ro2">
          <table:table-cell office:value-type="string" table:style-name="ce81">
            <text:p>Trabajo realizado:</text:p>
          </table:table-cell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79"/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style-name="ro2">
          <table:table-cell office:value-type="string" table:style-name="ce81">
            <text:p>Conclusiones:</text:p>
          </table:table-cell>
          <table:table-cell table:number-columns-repeated="9" table:style-name="ce5"/>
          <table:table-cell table:style-name="ce80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80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1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integer-digits="1"/>
      <number:text> %</number:text>
    </number:percentage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4:54Z</dc:date>
    <meta:editing-cycles>9</meta:editing-cycles>
    <meta:editing-duration>PT3684S</meta:editing-duration>
  </office:meta>
</office:document-meta>
</file>